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896cm" fo:margin-left="0cm" table:align="left"/>
    </style:style>
    <style:style style:name="Table1.A" style:family="table-column">
      <style:table-column-properties style:column-width="5.008cm"/>
    </style:style>
    <style:style style:name="Table1.B" style:family="table-column">
      <style:table-column-properties style:column-width="3.785cm"/>
    </style:style>
    <style:style style:name="Table1.C" style:family="table-column">
      <style:table-column-properties style:column-width="4.397cm"/>
    </style:style>
    <style:style style:name="Table1.D" style:family="table-column">
      <style:table-column-properties style:column-width="4.70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2pt" fo:font-weight="normal" officeooo:rsid="001c0080" officeooo:paragraph-rsid="001f5665"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1c0080" officeooo:paragraph-rsid="001f166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c0080" officeooo:paragraph-rsid="0028f45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236f1d" officeooo:paragraph-rsid="00236f1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ce112" officeooo:paragraph-rsid="001f16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d99b6" officeooo:paragraph-rsid="002d99b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eaade" officeooo:paragraph-rsid="002d99b6"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5641e" officeooo:paragraph-rsid="003240e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5641e" officeooo:paragraph-rsid="0033a3d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3240e0" officeooo:paragraph-rsid="0033a3d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bold" officeooo:rsid="002d99b6" officeooo:paragraph-rsid="002d99b6"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6pt" fo:font-weight="bold" officeooo:rsid="001c0080" officeooo:paragraph-rsid="001c0080"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2d99b6" officeooo:paragraph-rsid="001c0080"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4pt" fo:font-weight="bold" officeooo:rsid="001f1667" officeooo:paragraph-rsid="001f1667"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2270c7" officeooo:paragraph-rsid="002270c7"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officeooo:rsid="002270c7" officeooo:paragraph-rsid="002d0c4e"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1c0080" officeooo:paragraph-rsid="001c0080"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3240e0" officeooo:paragraph-rsid="003240e0" style:font-size-asian="14pt" style:font-weight-asian="bold" style:font-size-complex="14pt" style:font-weight-complex="bold"/>
    </style:style>
    <style:style style:name="P19" style:family="paragraph" style:parent-style-name="Table_20_Contents">
      <style:paragraph-properties fo:text-align="justify" style:justify-single-word="false"/>
      <style:text-properties fo:font-size="12pt" style:font-size-asian="10.5pt" style:font-size-complex="12pt"/>
    </style:style>
    <style:style style:name="P20" style:family="paragraph" style:parent-style-name="Table_20_Contents">
      <style:paragraph-properties fo:text-align="center" style:justify-single-word="false"/>
      <style:text-properties fo:font-size="12pt" officeooo:rsid="00347a2b" officeooo:paragraph-rsid="00347a2b" style:font-size-asian="10.5pt" style:font-size-complex="12pt"/>
    </style:style>
    <style:style style:name="P21" style:family="paragraph" style:parent-style-name="Table_20_Contents">
      <style:paragraph-properties fo:text-align="justify" style:justify-single-word="false"/>
      <style:text-properties fo:font-size="12pt" officeooo:rsid="00365efc" officeooo:paragraph-rsid="00365efc" style:font-size-asian="10.5pt" style:font-size-complex="12pt"/>
    </style:style>
    <style:style style:name="P22" style:family="paragraph" style:parent-style-name="Table_20_Contents">
      <style:paragraph-properties fo:text-align="start" style:justify-single-word="false"/>
      <style:text-properties fo:font-size="12pt" officeooo:rsid="00365efc" officeooo:paragraph-rsid="00365efc" style:font-size-asian="10.5pt" style:font-size-complex="12pt"/>
    </style:style>
    <style:style style:name="P23" style:family="paragraph" style:parent-style-name="Table_20_Contents">
      <style:paragraph-properties fo:text-align="center" style:justify-single-word="false"/>
      <style:text-properties fo:font-size="12pt" officeooo:rsid="00365efc" officeooo:paragraph-rsid="00365efc" style:font-size-asian="10.5pt" style:font-size-complex="12pt"/>
    </style:style>
    <style:style style:name="P24" style:family="paragraph" style:parent-style-name="Table_20_Contents">
      <style:paragraph-properties fo:text-align="justify" style:justify-single-word="false"/>
      <style:text-properties fo:font-size="12pt" officeooo:rsid="0038ec66" officeooo:paragraph-rsid="0038ec66" style:font-size-asian="10.5pt" style:font-size-complex="12pt"/>
    </style:style>
    <style:style style:name="P25" style:family="paragraph" style:parent-style-name="Table_20_Contents">
      <style:paragraph-properties fo:text-align="start" style:justify-single-word="false"/>
      <style:text-properties fo:font-size="12pt" officeooo:rsid="0038ec66" officeooo:paragraph-rsid="0038ec66" style:font-size-asian="10.5pt" style:font-size-complex="12pt"/>
    </style:style>
    <style:style style:name="P26" style:family="paragraph" style:parent-style-name="Table_20_Contents">
      <style:paragraph-properties fo:text-align="center" style:justify-single-word="false"/>
      <style:text-properties fo:font-size="12pt" officeooo:rsid="0038ec66" officeooo:paragraph-rsid="0038ec66" style:font-size-asian="10.5pt" style:font-size-complex="12pt"/>
    </style:style>
    <style:style style:name="P27" style:family="paragraph" style:parent-style-name="Table_20_Contents">
      <style:paragraph-properties fo:text-align="justify" style:justify-single-word="false"/>
      <style:text-properties fo:font-size="12pt" officeooo:rsid="003a051a" officeooo:paragraph-rsid="003a051a" style:font-size-asian="10.5pt" style:font-size-complex="12pt"/>
    </style:style>
    <style:style style:name="P28" style:family="paragraph" style:parent-style-name="Table_20_Contents">
      <style:paragraph-properties fo:text-align="center" style:justify-single-word="false"/>
      <style:text-properties fo:font-size="12pt" officeooo:rsid="003a051a" officeooo:paragraph-rsid="003a051a" style:font-size-asian="10.5pt" style:font-size-complex="12pt"/>
    </style:style>
    <style:style style:name="P29" style:family="paragraph" style:parent-style-name="Table_20_Contents">
      <style:paragraph-properties fo:text-align="start" style:justify-single-word="false"/>
      <style:text-properties fo:font-size="12pt" officeooo:rsid="003c225e" officeooo:paragraph-rsid="003c225e" style:font-size-asian="10.5pt" style:font-size-complex="12pt"/>
    </style:style>
    <style:style style:name="P30" style:family="paragraph" style:parent-style-name="Table_20_Contents">
      <style:paragraph-properties fo:text-align="start" style:justify-single-word="false"/>
      <style:text-properties fo:font-size="12pt" officeooo:rsid="00373f3b" officeooo:paragraph-rsid="00373f3b" style:font-size-asian="10.5pt" style:font-size-complex="12pt"/>
    </style:style>
    <style:style style:name="P31" style:family="paragraph" style:parent-style-name="Table_20_Contents">
      <style:paragraph-properties fo:text-align="justify" style:justify-single-word="false"/>
      <style:text-properties fo:font-size="12pt" officeooo:rsid="00416c94" officeooo:paragraph-rsid="00416c94" style:font-size-asian="10.5pt" style:font-size-complex="12pt"/>
    </style:style>
    <style:style style:name="P32" style:family="paragraph" style:parent-style-name="Table_20_Contents">
      <style:paragraph-properties fo:text-align="center" style:justify-single-word="false"/>
      <style:text-properties fo:font-size="12pt" officeooo:rsid="00416c94" officeooo:paragraph-rsid="00416c94" style:font-size-asian="10.5pt" style:font-size-complex="12pt"/>
    </style:style>
    <style:style style:name="P33" style:family="paragraph" style:parent-style-name="Table_20_Contents">
      <style:paragraph-properties fo:text-align="start" style:justify-single-word="false"/>
      <style:text-properties fo:font-size="12pt" officeooo:rsid="00416c94" officeooo:paragraph-rsid="00416c94" style:font-size-asian="10.5pt" style:font-size-complex="12pt"/>
    </style:style>
    <style:style style:name="P34" style:family="paragraph" style:parent-style-name="Table_20_Contents">
      <style:paragraph-properties fo:text-align="center" style:justify-single-word="false"/>
      <style:text-properties fo:font-size="12pt" fo:font-weight="bold" officeooo:rsid="0033a3db" officeooo:paragraph-rsid="0033a3db"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normal" officeooo:rsid="003240e0" officeooo:paragraph-rsid="0033a3d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style="normal" fo:font-weight="bold" officeooo:rsid="004331b3" officeooo:paragraph-rsid="004331b3" style:font-size-asian="10.5pt" style:font-style-asian="normal" style:font-weight-asian="bold" style:font-size-complex="12pt" style:font-style-complex="normal" style:font-weight-complex="bold"/>
    </style:style>
    <style:style style:name="P37" style:family="paragraph" style:parent-style-name="Standard">
      <style:paragraph-properties fo:line-height="100%" fo:text-align="justify" style:justify-single-word="false"/>
      <style:text-properties fo:font-size="12pt" fo:font-style="normal" fo:font-weight="bold" officeooo:rsid="004331b3" officeooo:paragraph-rsid="004331b3" style:font-size-asian="10.5pt" style:font-style-asian="normal" style:font-weight-asian="bold" style:font-size-complex="12pt" style:font-style-complex="normal" style:font-weight-complex="bold"/>
    </style:style>
    <style:style style:name="P38" style:family="paragraph" style:parent-style-name="Table_20_Contents" style:list-style-name="L1">
      <style:paragraph-properties fo:text-align="start" style:justify-single-word="false"/>
      <style:text-properties fo:font-size="12pt" officeooo:rsid="00365efc" officeooo:paragraph-rsid="00365efc" style:font-size-asian="10.5pt" style:font-size-complex="12pt"/>
    </style:style>
    <style:style style:name="P39" style:family="paragraph" style:parent-style-name="Table_20_Contents" style:list-style-name="L2">
      <style:paragraph-properties fo:text-align="start" style:justify-single-word="false"/>
      <style:text-properties fo:font-size="12pt" officeooo:rsid="00365efc" officeooo:paragraph-rsid="00365efc" style:font-size-asian="10.5pt" style:font-size-complex="12pt"/>
    </style:style>
    <style:style style:name="P40" style:family="paragraph" style:parent-style-name="Table_20_Contents" style:list-style-name="L3">
      <style:paragraph-properties fo:text-align="start" style:justify-single-word="false"/>
      <style:text-properties fo:font-size="12pt" officeooo:rsid="0038ec66" officeooo:paragraph-rsid="0038ec66" style:font-size-asian="10.5pt" style:font-size-complex="12pt"/>
    </style:style>
    <style:style style:name="P41" style:family="paragraph" style:parent-style-name="Table_20_Contents" style:list-style-name="L4">
      <style:paragraph-properties fo:text-align="start" style:justify-single-word="false"/>
      <style:text-properties fo:font-size="12pt" officeooo:rsid="003a051a" officeooo:paragraph-rsid="003a051a" style:font-size-asian="10.5pt" style:font-size-complex="12pt"/>
    </style:style>
    <style:style style:name="P42" style:family="paragraph" style:parent-style-name="Table_20_Contents" style:list-style-name="L4">
      <style:paragraph-properties fo:text-align="start" style:justify-single-word="false"/>
      <style:text-properties fo:font-size="12pt" officeooo:rsid="003accb9" officeooo:paragraph-rsid="003accb9" style:font-size-asian="10.5pt" style:font-size-complex="12pt"/>
    </style:style>
    <style:style style:name="P43" style:family="paragraph" style:parent-style-name="Table_20_Contents" style:list-style-name="L4">
      <style:paragraph-properties fo:text-align="start" style:justify-single-word="false"/>
      <style:text-properties fo:font-size="12pt" officeooo:rsid="00416c94" officeooo:paragraph-rsid="00416c94" style:font-size-asian="10.5pt" style:font-size-complex="12pt"/>
    </style:style>
    <style:style style:name="P44" style:family="paragraph" style:parent-style-name="Table_20_Contents" style:list-style-name="L5">
      <style:paragraph-properties fo:text-align="justify" style:justify-single-word="false"/>
      <style:text-properties fo:font-size="12pt" officeooo:rsid="00416c94" officeooo:paragraph-rsid="00416c94" style:font-size-asian="10.5pt" style:font-size-complex="12pt"/>
    </style:style>
    <style:style style:name="T1" style:family="text">
      <style:text-properties fo:font-size="12pt" fo:font-weight="normal" officeooo:rsid="00236f1d" style:font-size-asian="10.5pt" style:font-weight-asian="normal" style:font-size-complex="12pt" style:font-weight-complex="normal"/>
    </style:style>
    <style:style style:name="T2" style:family="text">
      <style:text-properties fo:font-size="12pt" fo:font-weight="normal" officeooo:rsid="002d0c4e" style:font-size-asian="10.5pt" style:font-weight-asian="normal" style:font-size-complex="12pt" style:font-weight-complex="normal"/>
    </style:style>
    <style:style style:name="T3" style:family="text">
      <style:text-properties fo:font-size="12pt" fo:font-weight="normal" officeooo:rsid="00315a24" style:font-size-asian="10.5pt" style:font-weight-asian="normal" style:font-size-complex="12pt" style:font-weight-complex="normal"/>
    </style:style>
    <style:style style:name="T4" style:family="text">
      <style:text-properties fo:font-size="12pt" fo:font-weight="normal" officeooo:rsid="0042d666" style:font-size-asian="10.5pt" style:font-weight-asian="normal" style:font-size-complex="12pt" style:font-weight-complex="normal"/>
    </style:style>
    <style:style style:name="T5" style:family="text">
      <style:text-properties officeooo:rsid="001f5665"/>
    </style:style>
    <style:style style:name="T6" style:family="text">
      <style:text-properties officeooo:rsid="0025641e"/>
    </style:style>
    <style:style style:name="T7" style:family="text">
      <style:text-properties officeooo:rsid="002c2a15"/>
    </style:style>
    <style:style style:name="T8" style:family="text">
      <style:text-properties fo:font-weight="normal" style:font-weight-asian="normal" style:font-weight-complex="normal"/>
    </style:style>
    <style:style style:name="T9" style:family="text">
      <style:text-properties fo:font-weight="normal" officeooo:rsid="002eaade" style:font-weight-asian="normal" style:font-weight-complex="normal"/>
    </style:style>
    <style:style style:name="T10" style:family="text">
      <style:text-properties officeooo:rsid="003240e0"/>
    </style:style>
    <style:style style:name="T11" style:family="text">
      <style:text-properties fo:font-size="14pt" fo:font-weight="bold" officeooo:rsid="003240e0" style:font-size-asian="14pt" style:font-weight-asian="bold" style:font-size-complex="14pt" style:font-weight-complex="bold"/>
    </style:style>
    <style:style style:name="T12" style:family="text">
      <style:text-properties officeooo:rsid="00373f3b"/>
    </style:style>
    <style:style style:name="T13" style:family="text">
      <style:text-properties officeooo:rsid="003d62f0"/>
    </style:style>
    <style:style style:name="T14" style:family="text">
      <style:text-properties officeooo:rsid="00407d87"/>
    </style:style>
    <style:style style:name="T15" style:family="text">
      <style:text-properties officeooo:rsid="00416c94"/>
    </style:style>
    <style:style style:name="T16" style:family="text">
      <style:text-properties officeooo:rsid="0042d6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Research Title: <text:span text:style-name="T8">Automotive Embedded System – A BeagleBone Black job.</text:span></text:p>
      <text:p text:style-name="P11">Researcher:<text:span text:style-name="T8"> Thalles Guilherme Bogar Portilho.</text:span></text:p>
      <text:p text:style-name="P11">Subject:<text:span text:style-name="T8"> Research Proposal</text:span></text:p>
      <text:p text:style-name="P6"/>
      <text:p text:style-name="P11">Proposed Research Topic:<text:span text:style-name="T8"> Different </text:span><text:span text:style-name="T9">programming ways to build an automotive embedded system aimed at better use of hardware.</text:span></text:p>
      <text:p text:style-name="P7"/>
      <text:p text:style-name="P17">Introduction</text:p>
      <text:p text:style-name="P12"/>
      <text:p text:style-name="P1"><text:tab/><text:span text:style-name="T5">Thousand of items used on the daily life have embedded systems. In fact, such systems are everywhere, especially in products of the automotive industry. It is amazing how many of these little gadgets are installed in a standard car and how they can save a lot of lives. Unfortunately, this technology is still expensive and so it is not everyone that can buy a car with all the safety and comfort that embedded systems can provide. Therefore it is extremely important find new methods of developing computer aided driving, in order to minimize cost, and maximize availability and efficiency. The platform BeagleBone Black is a good choice for starting a project on automotive embedded systems.</text:span></text:p>
      <text:p text:style-name="P2"><text:tab/></text:p>
      <text:p text:style-name="P14"/>
      <text:p text:style-name="P15">Statement of Problem</text:p>
      <text:p text:style-name="P15"/>
      <text:p text:style-name="P16"><text:tab/><text:span text:style-name="T1">The major problem of embedded systems is how to make them more efficient with a lower energy usage at low costs. </text:span><text:span text:style-name="T2">I believe that sometimes the cost of an embedded system is too high due to the bad use of the programming languages</text:span><text:span text:style-name="T1">. The BeagleBone Black is a </text:span><text:span text:style-name="T3">platform</text:span><text:span text:style-name="T1"> with high performance and low energy consumption, and it provides the power of programming in any language that the embedded system software developer might want, so he can evaluate which language fits better for a particular application and then add all these languages in the same code, getting better performance from the </text:span><text:span text:style-name="T4">micro controller</text:span><text:span text:style-name="T1"> and thus decreasing the whole embedded system cost.</text:span></text:p>
      <text:p text:style-name="P4"/>
      <text:p text:style-name="P4"/>
      <text:p text:style-name="P15">Objectives</text:p>
      <text:p text:style-name="P5"><text:s text:c="3"/></text:p>
      <text:p text:style-name="P3"><text:tab/><text:span text:style-name="T6">Based on my previous knowledge about embedded systems in cars for competition, I propose a basic study about an embedded system for standard cars, <text:s/>which will use the BeagleBone Black platform. The system will provide basic measurements like velocity, motor rotation, motor temperature, fuel level, traveled distance, and perform automatically actions like turn on/off the headlights, lock the doors when the car starts to move and unlock when it stops. After this basic work has been concluded, <text:s/>I want to explore telemetry and air bag expansion when a collision is detected. The ultimate goals of this proposal are high performance, reliability and low cost. To test the system I want to built a mini-car prototype.</text:span></text:p>
      <text:p text:style-name="P8"><text:tab/><text:span text:style-name="T7">Once my research has finished, I hope to gain a better understanding of how the embedded system main functions could help in everyday driving.</text:span></text:p>
      <text:p text:style-name="P8"/>
      <text:p text:style-name="P8"/>
      <text:p text:style-name="P8"/>
      <text:p text:style-name="P8"/>
      <text:p text:style-name="P18"><text:soft-page-break/>Schedule</text:p>
      <text:p text:style-name="P18"/>
      <text:p text:style-name="P9"><text:span text:style-name="T11"><text:tab/></text:span><text:span text:style-name="T10">My research divides in three mainly activities: Basic measurements and actions in bench tests, advanced options and, for last, implementing all the system to the prototype. Each one of these parts is divided into sub-activities. On the table below, is the full schedule of my stay at Canada:</text:span></text:p>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Period</text:p>
          </table:table-cell>
          <table:table-cell table:style-name="Table1.A1" office:value-type="string">
            <text:p text:style-name="P34">Main Activity</text:p>
          </table:table-cell>
          <table:table-cell table:style-name="Table1.A1" office:value-type="string">
            <text:p text:style-name="P34">Sub Activities</text:p>
          </table:table-cell>
          <table:table-cell table:style-name="Table1.D1" office:value-type="string">
            <text:p text:style-name="P34">Description</text:p>
          </table:table-cell>
        </table:table-row>
        <table:table-row>
          <table:table-cell table:style-name="Table1.A2" office:value-type="string">
            <text:p text:style-name="P32">July 31</text:p>
          </table:table-cell>
          <table:table-cell table:style-name="Table1.A2" office:value-type="string">
            <text:p text:style-name="P32">Arrival in Toronto</text:p>
          </table:table-cell>
          <table:table-cell table:style-name="Table1.A2" office:value-type="string">
            <text:list xml:id="list5742770549918615222" text:style-name="L1">
              <text:list-header>
                <text:p text:style-name="P38"/>
              </text:list-header>
            </text:list>
          </table:table-cell>
          <table:table-cell table:style-name="Table1.D2" office:value-type="string">
            <text:p text:style-name="P22"/>
          </table:table-cell>
        </table:table-row>
        <table:table-row>
          <table:table-cell table:style-name="Table1.A2" office:value-type="string">
            <text:p text:style-name="P20">August <text:span text:style-name="T12">1</text:span> – August 6</text:p>
          </table:table-cell>
          <table:table-cell table:style-name="Table1.A2" office:value-type="string">
            <text:p text:style-name="P20">Adjustment week.</text:p>
          </table:table-cell>
          <table:table-cell table:style-name="Table1.A2" office:value-type="string">
            <text:list xml:id="list201848493472649" text:continue-numbering="true" text:style-name="L1">
              <text:list-item>
                <text:p text:style-name="P38">Lodging;</text:p>
              </text:list-item>
              <text:list-item>
                <text:p text:style-name="P38">First contact; with RU</text:p>
              </text:list-item>
              <text:list-item>
                <text:p text:style-name="P38">Shopping.</text:p>
              </text:list-item>
            </text:list>
          </table:table-cell>
          <table:table-cell table:style-name="Table1.D2" office:value-type="string">
            <text:p text:style-name="P22">Dedicated to know the place I am going to stay, <text:span text:style-name="T16">the public transport</text:span> and the university. Also to buy some cloths for the cold, furnitures <text:span text:style-name="T16">that </text:span>I might need, <text:span text:style-name="T15">etc….</text:span></text:p>
          </table:table-cell>
        </table:table-row>
        <table:table-row>
          <table:table-cell table:style-name="Table1.A2" office:value-type="string">
            <text:p text:style-name="P23">August 8 – October 8</text:p>
          </table:table-cell>
          <table:table-cell table:style-name="Table1.A2" office:value-type="string">
            <text:p text:style-name="P21">Basic measurements and actions in bench tests.</text:p>
          </table:table-cell>
          <table:table-cell table:style-name="Table1.A2" office:value-type="string">
            <text:list xml:id="list5021521514071696044" text:style-name="L2">
              <text:list-item>
                <text:p text:style-name="P39">Velocity;</text:p>
              </text:list-item>
              <text:list-item>
                <text:p text:style-name="P39">Motor Rotation;</text:p>
              </text:list-item>
              <text:list-item>
                <text:p text:style-name="P39">Motor Temperature;</text:p>
              </text:list-item>
              <text:list-item>
                <text:p text:style-name="P39">Traveled distance by the <text:span text:style-name="T16">vehicle</text:span>;</text:p>
              </text:list-item>
              <text:list-item>
                <text:p text:style-name="P39">Fuel level measurement;</text:p>
              </text:list-item>
              <text:list-item>
                <text:p text:style-name="P39">Lock/Unlock the door of the <text:span text:style-name="T16">vehicle</text:span> automatically;</text:p>
              </text:list-item>
              <text:list-item>
                <text:p text:style-name="P39">Turn on/off the highlights of the <text:span text:style-name="T16">vehicle</text:span> automatically.</text:p>
              </text:list-item>
            </text:list>
          </table:table-cell>
          <table:table-cell table:style-name="Table1.D2" office:value-type="string">
            <text:p text:style-name="P30">In this part of the research I will work on the programming of the micro controller to read the informations of each one of the sensors needed and turn this information in useful data. I will also work on the implementation of the basic actions of the <text:span text:style-name="T15">prototype</text:span>. </text:p>
          </table:table-cell>
        </table:table-row>
        <table:table-row>
          <table:table-cell table:style-name="Table1.A2" office:value-type="string">
            <text:p text:style-name="P26">October 10 – December 10</text:p>
          </table:table-cell>
          <table:table-cell table:style-name="Table1.A2" office:value-type="string">
            <text:p text:style-name="P24">Advanced options.</text:p>
          </table:table-cell>
          <table:table-cell table:style-name="Table1.A2" office:value-type="string">
            <text:list xml:id="list2880365105362675175" text:style-name="L3">
              <text:list-item>
                <text:p text:style-name="P40">Air Bag expansion;</text:p>
              </text:list-item>
              <text:list-item>
                <text:p text:style-name="P40">Telemetry System.</text:p>
              </text:list-item>
            </text:list>
          </table:table-cell>
          <table:table-cell table:style-name="Table1.D2" office:value-type="string">
            <text:p text:style-name="P25">Implementation of a collision detector, based on accelerometers, to activate the air bag expansion when a collision is detected. I will also work on a telemetry system to display all the information about the vehicle (velocity, motor rotation, etc…).</text:p>
            <text:p text:style-name="P25"/>
            <text:p text:style-name="P24"/>
            <text:p text:style-name="P24"/>
          </table:table-cell>
        </table:table-row>
        <text:soft-page-break/>
        <table:table-row>
          <table:table-cell table:style-name="Table1.A2" office:value-type="string">
            <text:p text:style-name="P28">December 12 – February 11</text:p>
          </table:table-cell>
          <table:table-cell table:style-name="Table1.A2" office:value-type="string">
            <text:p text:style-name="P27">Implementation of the entire system to the prototype</text:p>
          </table:table-cell>
          <table:table-cell table:style-name="Table1.A2" office:value-type="string">
            <text:list xml:id="list8492289506265368294" text:style-name="L4">
              <text:list-item>
                <text:p text:style-name="P41"><text:span text:style-name="T15">Adapting</text:span> the sensors;</text:p>
              </text:list-item>
              <text:list-item>
                <text:p text:style-name="P42">Tests period;</text:p>
              </text:list-item>
              <text:list-item>
                <text:p text:style-name="P42">Final adjustments;</text:p>
              </text:list-item>
              <text:list-item>
                <text:p text:style-name="P43">End of the research.</text:p>
              </text:list-item>
            </text:list>
          </table:table-cell>
          <table:table-cell table:style-name="Table1.D2" office:value-type="string">
            <text:p text:style-name="P29">Installation of the sensors on the prototype, each one in the right pos<text:span text:style-name="T13">i</text:span>tion. <text:span text:style-name="T14">After this, the prototype will be tested for an entire week and after the final adjustments based on the tests results, the research will be complete. </text:span></text:p>
          </table:table-cell>
        </table:table-row>
        <table:table-row>
          <table:table-cell table:style-name="Table1.A2" office:value-type="string">
            <text:p text:style-name="P31">February 13 – February 18</text:p>
          </table:table-cell>
          <table:table-cell table:style-name="Table1.A2" office:value-type="string">
            <text:p text:style-name="P31">Final Activities</text:p>
          </table:table-cell>
          <table:table-cell table:style-name="Table1.A2" office:value-type="string">
            <text:list xml:id="list4594657629155835525" text:style-name="L5">
              <text:list-item>
                <text:p text:style-name="P44">Research's presentation.</text:p>
              </text:list-item>
            </text:list>
          </table:table-cell>
          <table:table-cell table:style-name="Table1.D2" office:value-type="string">
            <text:p text:style-name="P33">Entire week dedicated to introduce the research results.</text:p>
          </table:table-cell>
        </table:table-row>
        <table:table-row>
          <table:table-cell table:style-name="Table1.A2" office:value-type="string">
            <text:p text:style-name="P32">February 20</text:p>
          </table:table-cell>
          <table:table-cell table:style-name="Table1.A2" office:value-type="string">
            <text:p text:style-name="P33">Return to Brazil</text:p>
          </table:table-cell>
          <table:table-cell table:style-name="Table1.A2" office:value-type="string">
            <text:p text:style-name="P19"/>
          </table:table-cell>
          <table:table-cell table:style-name="Table1.D2" office:value-type="string">
            <text:p text:style-name="P19"/>
          </table:table-cell>
        </table:table-row>
      </table:table>
      <text:p text:style-name="P9"/>
      <text:p text:style-name="P10"/>
      <text:p text:style-name="P10"><text:tab/><text:span text:style-name="T16">For a better understanding of the time that I want to spent in each activity, I drew below the time lines of each of the mainly activities:</text:span></text:p>
      <text:p text:style-name="P10"/>
      <text:p text:style-name="P36">Basic measurements and actions in bench tests</text:p>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05:33:08.494857313</meta:creation-date>
    <dc:date>2016-04-14T20:18:47.981691204</dc:date>
    <meta:editing-duration>PT2H12M51S</meta:editing-duration>
    <meta:editing-cycles>12</meta:editing-cycles>
    <meta:generator>LibreOffice/4.4.6.3$Linux_X86_64 LibreOffice_project/40m0$Build-3</meta:generator>
    <meta:document-statistic meta:table-count="1" meta:image-count="0" meta:object-count="0" meta:page-count="3" meta:paragraph-count="58" meta:word-count="779" meta:character-count="4715" meta:non-whitespace-character-count="3989"/>
  </office:meta>
</office:document-meta>
</file>